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fe2e5" loext:opacity="100%" style:font-name="Droid Sans Mono" fo:font-size="10.5pt" fo:font-weight="normal" fo:background-color="#2b2b2b"/>
    </style:style>
    <style:style style:name="P2" style:family="paragraph" style:parent-style-name="Standard">
      <style:paragraph-properties style:line-height-at-least="0.198in"/>
      <style:text-properties fo:color="#dfe2e5" loext:opacity="100%" style:font-name="Droid Sans Mono" fo:font-size="10.5pt" fo:font-weight="normal" officeooo:rsid="001b41b4" officeooo:paragraph-rsid="001b41b4" fo:background-color="#2b2b2b"/>
    </style:style>
    <style:style style:name="P3" style:family="paragraph" style:parent-style-name="Standard">
      <style:paragraph-properties style:line-height-at-least="0.198in"/>
      <style:text-properties fo:color="#a9b7c7" loext:opacity="100%" style:font-name="Droid Sans Mono" fo:font-size="10.5pt" fo:font-weight="normal" fo:background-color="#2b2b2b"/>
    </style:style>
    <style:style style:name="P4" style:family="paragraph" style:parent-style-name="Standard">
      <style:paragraph-properties style:line-height-at-least="0.198in"/>
      <style:text-properties fo:color="#a9b7c7" loext:opacity="100%" style:font-name="Droid Sans Mono" fo:font-size="10.5pt" fo:font-weight="normal" officeooo:rsid="001b41b4" officeooo:paragraph-rsid="001b41b4" fo:background-color="#2b2b2b"/>
    </style:style>
    <style:style style:name="P5" style:family="paragraph" style:parent-style-name="Standard">
      <style:paragraph-properties style:line-height-at-least="0.198in"/>
      <style:text-properties fo:color="#ce7827" loext:opacity="100%" style:font-name="Droid Sans Mono" fo:font-size="10.5pt" fo:font-weight="normal" fo:background-color="#2b2b2b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e8bf6a" loext:opacity="100%"/>
    </style:style>
    <style:style style:name="T2" style:family="text">
      <style:text-properties fo:color="#a9b7c7" loext:opacity="100%"/>
    </style:style>
    <style:style style:name="T3" style:family="text">
      <style:text-properties fo:color="#a9b7c7" loext:opacity="100%" officeooo:rsid="001c5800"/>
    </style:style>
    <style:style style:name="T4" style:family="text">
      <style:text-properties fo:color="#a9b7c7" loext:opacity="100%" officeooo:rsid="001e1f22"/>
    </style:style>
    <style:style style:name="T5" style:family="text">
      <style:text-properties fo:color="#ce7827" loext:opacity="100%"/>
    </style:style>
    <style:style style:name="T6" style:family="text">
      <style:text-properties fo:color="#9876aa" loext:opacity="100%"/>
    </style:style>
    <style:style style:name="T7" style:family="text">
      <style:text-properties fo:color="#6897bb" loext:opacity="100%"/>
    </style:style>
    <style:style style:name="T8" style:family="text">
      <style:text-properties fo:color="#6b8657" loext:opacity="100%"/>
    </style:style>
    <style:style style:name="T9" style:family="text">
      <style:text-properties fo:color="#ffc765" loext:opacity="100%"/>
    </style:style>
    <style:style style:name="T10" style:family="text">
      <style:text-properties fo:color="#ebcb8b" loext:opacity="100%"/>
    </style:style>
    <style:style style:name="T11" style:family="text">
      <style:text-properties officeooo:rsid="001c58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X.RST</text:p>
      <text:p text:style-name="P3"/>
      <text:p text:style-name="P3">Welcome to Ptolemy's Documentation!</text:p>
      <text:p text:style-name="P3">==========================================</text:p>
      <text:p text:style-name="P6"/>
      <text:p text:style-name="P3">Overview:</text:p>
      <text:p text:style-name="P3">---------</text:p>
      <text:p text:style-name="P6"/>
      <text:p text:style-name="P1"><text:span text:style-name="T1">`Ptolemy &lt;https://github.com/KeckObservatory/ptolemy&gt;`_</text:span><text:span text:style-name="T2"> is an implementation of the Execution Engine GUIS described in </text:span></text:p>
      <text:p text:style-name="P1"><text:span text:style-name="T1">`DDOI design documents &lt;https://keckobservatory.atlassian.net/wiki/spaces/DSI/pages/1292402729/Execution+Engine+-+Software+Design&gt;`_</text:span><text:span text:style-name="T2">.</text:span></text:p>
      <text:p text:style-name="P3">It takes apart an OB and parses it into sequences and <text:span text:style-name="T11">then</text:span> into events.</text:p>
      <text:p text:style-name="P6"/>
      <text:p text:style-name="P3">Ptolemy at its core Flask Server, which stores the OB, Sequence, and Event queues, and acts as the interface between the user and the Execution Engine. The user </text:p>
      <text:p text:style-name="P3">manages the queues: adding, removing, and sorting items in their respective queues. When the user is ready, they execute the events via a button, which spawns a </text:p>
      <text:p text:style-name="P3">separate process that runs the translator module. </text:p>
      <text:p text:style-name="P6"/>
      <text:p text:style-name="P3">By design there can only exist one OB, Sequence, and Event queues at a time. There can, however be multiple instances of the Front end. The State is shared </text:p>
      <text:p text:style-name="P3">across all instances. </text:p>
      <text:p text:style-name="P6"/>
      <text:p text:style-name="P3">Users are designated to the roles of either Keck Employee (OA/SA) or Observer. </text:p>
      <text:p text:style-name="P3">An Observer's role is to manage the queues and submit events, and the Keck Employee monitors the users GUI, </text:p>
      <text:p text:style-name="P3">which state is mirrored across all GUI instances such that all GUI instances have the same state. </text:p>
      <text:p text:style-name="P6"/>
      <text:p text:style-name="P1"><text:span text:style-name="T5">.. figure::</text:span><text:span text:style-name="T6"> _static/ptolemy-ob-to-hw.png</text:span></text:p>
      <text:p text:style-name="P1"><text:span text:style-name="T5">:width:</text:span><text:span text:style-name="T2"> </text:span><text:span text:style-name="T7">800</text:span></text:p>
      <text:p text:style-name="P6"/>
      <text:p text:style-name="P3">Architectural view of Ptolemy and how it interfaces with other elements. </text:p>
      <text:p text:style-name="P6"/>
      <text:p text:style-name="P3">Use Cases:</text:p>
      <text:p text:style-name="P3">----------</text:p>
      <text:p text:style-name="P6"/>
      <text:p text:style-name="P3">An observer selects from their pool of OBs a subset to be observed for the night. They sort the OBs in the order at which they are to be observed. An OB is submitted</text:p>
      <text:p text:style-name="P3">when they select the "Submit Top OB" button. The OB sequences are broken down into another queue. Before they can submit sequences, the user Presses the "Submit Acquisition"</text:p>
      <text:p text:style-name="P3">button, which generates the events needed to slew, acquire, and guide a target. Those events are fired off one-by-one with the "Submit Event" button. </text:p>
      <text:p text:style-name="P6"/>
      <text:p text:style-name="P3"><text:soft-page-break/>While all this is happening, a Keck Employee has a Ptolemy instance running on their work station's screen, seeing what the observer is seeing.</text:p>
      <text:p text:style-name="P6"/>
      <text:p text:style-name="P3">Interconnected Systems:</text:p>
      <text:p text:style-name="P3">-----------------------</text:p>
      <text:p text:style-name="P6"/>
      <text:p text:style-name="P3">Ptolemy has several interfaces, detailed in the figure below. </text:p>
      <text:p text:style-name="P6"/>
      <text:p text:style-name="P1"><text:span text:style-name="T5">.. figure::</text:span><text:span text:style-name="T6"> _static/ptolemy-arch.png</text:span></text:p>
      <text:p text:style-name="P1"><text:span text:style-name="T5">:width:</text:span><text:span text:style-name="T2"> </text:span><text:span text:style-name="T7">600</text:span></text:p>
      <text:p text:style-name="P6"/>
      <text:p text:style-name="P1"><text:span text:style-name="T5">* </text:span><text:span text:style-name="T2">Backend to Frontend interface with Web</text:span><text:span text:style-name="T3">S</text:span><text:span text:style-name="T2">ockets. This is how OB, Sequence, and Event items are transmitted</text:span></text:p>
      <text:p text:style-name="P3">across the front end GUI. </text:p>
      <text:p text:style-name="P6"/>
      <text:p text:style-name="P1"><text:span text:style-name="T5">* </text:span><text:span text:style-name="T2">Frontend to ODT acquires the Observers OBs via the ODT API. </text:span></text:p>
      <text:p text:style-name="P6"/>
      <text:p text:style-name="P1"><text:span text:style-name="T5">* </text:span><text:span text:style-name="T2">The Ptolemy Backend has an instance of the Execution Engine running, where the Queues are stored in memory. </text:span></text:p>
      <text:p text:style-name="P6"/>
      <text:p text:style-name="P1"><text:span text:style-name="T5">* </text:span><text:span text:style-name="T2">Submitting an event triggers the Execution Engine to call on the event's execution function, which is run in a separate process, managed by a Python queue object.</text:span></text:p>
      <text:p text:style-name="P3">From there the function calls on KTL keywords/calls which interfaces with MAGIQ and instrument/telescope hardware. </text:p>
      <text:p text:style-name="P7"/>
      <text:p text:style-name="P5">.. toctree::</text:p>
      <text:p text:style-name="P1"><text:span text:style-name="T5">:maxdepth:</text:span><text:span text:style-name="T2"> </text:span><text:span text:style-name="T7">2</text:span></text:p>
      <text:p text:style-name="P1"><text:span text:style-name="T5">:caption:</text:span><text:span text:style-name="T2"> Contents:</text:span></text:p>
      <text:p text:style-name="P6"/>
      <text:p text:style-name="P3">build</text:p>
      <text:p text:style-name="P6"/>
      <text:p text:style-name="P3">troubleshooting </text:p>
      <text:p text:style-name="P6"/>
      <text:p text:style-name="P3">Software Source Control </text:p>
      <text:p text:style-name="P3">-----------------------</text:p>
      <text:p text:style-name="P1"><text:span text:style-name="T5">* </text:span><text:span text:style-name="T2">Github source for the </text:span><text:span text:style-name="T3">GUI</text:span><text:span text:style-name="T2"> and backend is located at </text:span><text:span text:style-name="T1">`https://github.com/KeckObservatory/ptolemy &lt;https://github.com/KeckObservatory/ptolemy&gt;`_</text:span></text:p>
      <text:p text:style-name="P6"/>
      <text:p text:style-name="P3">Security</text:p>
      <text:p text:style-name="P3">--------</text:p>
      <text:p text:style-name="P6"/>
      <text:p text:style-name="P3">P-Squared is accessible through observers, and has authorization control thru the ODT API. Anyone with an observer account and internal network access can log in</text:p>
      <text:p text:style-name="P3">and view and control Ptolemy, no matter the observer!</text:p>
      <text:p text:style-name="P3">Be careful!</text:p>
      <text:p text:style-name="P6"><text:soft-page-break/></text:p>
      <text:p text:style-name="P3">Indices and tables</text:p>
      <text:p text:style-name="P3">------------------</text:p>
      <text:p text:style-name="P6"/>
      <text:p text:style-name="P1"><text:span text:style-name="T5">* :ref:</text:span><text:span text:style-name="T1">`genindex`</text:span></text:p>
      <text:p text:style-name="P1"><text:span text:style-name="T5">* :ref:</text:span><text:span text:style-name="T1">`modindex`</text:span></text:p>
      <text:p text:style-name="P1"><text:span text:style-name="T5">* :ref:</text:span><text:span text:style-name="T1">`search`</text:span></text:p>
      <text:p text:style-name="P1"/>
      <text:p text:style-name="P2">BUILD.RST</text:p>
      <text:p text:style-name="P2"/>
      <text:p text:style-name="P4">Ptolemy Front End and API Deployment</text:p>
      <text:p text:style-name="P3">======================================</text:p>
      <text:p text:style-name="P6"/>
      <text:p text:style-name="P3">Ptolemy interfaces with the ODT API, which access data stored in different areas. </text:p>
      <text:p text:style-name="P6"/>
      <text:p text:style-name="P3">When a User Logs On</text:p>
      <text:p text:style-name="P3">^^^^^^^^^^^^^^^^^^^</text:p>
      <text:p text:style-name="P6"/>
      <text:p text:style-name="P3">Upon entering the site, the user is immediately routed authentication server where they log in. Upon successful login, they are brought back</text:p>
      <text:p text:style-name="P3">to the Ptolemy with an authentication cookie. This cookie is used to obtain a user's information from the ODT API, </text:p>
      <text:p text:style-name="P3">allowing Ptolemy to acquire OBs that are submitted to the Execution Engine.</text:p>
      <text:p text:style-name="P6"/>
      <text:p text:style-name="P1"><text:span text:style-name="T5">.. warning::</text:span><text:span text:style-name="T6"> WARNING:</text:span></text:p>
      <text:p text:style-name="P3">There is a bug in the authentication server that reroutes the execution engine to a erroneous address. after</text:p>
      <text:p text:style-name="P1"><text:span text:style-name="T2">logging in alter the URL path from </text:span><text:span text:style-name="T1">`https://http//vm-ddoiserver...`</text:span><text:span text:style-name="T2"> to </text:span><text:span text:style-name="T1">`http://vm-ddoiserver...`</text:span><text:span text:style-name="T2">.</text:span></text:p>
      <text:p text:style-name="P6"/>
      <text:p text:style-name="P3">Build and Change Procedure</text:p>
      <text:p text:style-name="P3">---------------------------</text:p>
      <text:p text:style-name="P6"/>
      <text:p text:style-name="P3">Frontend</text:p>
      <text:p text:style-name="P3">^^^^^^^^</text:p>
      <text:p text:style-name="P1"><text:span text:style-name="T2">While as webdev@vm-ddoiserverbuild navigate to </text:span><text:span text:style-name="T8">``path/to/project``</text:span><text:span text:style-name="T2"> and enter the command </text:span><text:span text:style-name="T8">``npm run build``</text:span><text:span text:style-name="T2">.</text:span></text:p>
      <text:p text:style-name="P1"><text:span text:style-name="T2">When complete the frontend will be in the </text:span><text:span text:style-name="T8">``build``</text:span><text:span text:style-name="T2"> file. Run as dsibld account.</text:span></text:p>
      <text:p text:style-name="P6"/>
      <text:p text:style-name="P1"><text:span text:style-name="T5">.. code-block::</text:span><text:span text:style-name="T2"> </text:span><text:span text:style-name="T6">bash</text:span><text:span text:style-name="T2"> </text:span></text:p>
      <text:p text:style-name="P6"/>
      <text:p text:style-name="P1"><text:span text:style-name="T9">cd</text:span><text:span text:style-name="T2"> </text:span><text:span text:style-name="T8">/ddoi/observers/</text:span></text:p>
      <text:p text:style-name="P1"><text:span text:style-name="T2">git </text:span><text:span text:style-name="T8">clone</text:span><text:span text:style-name="T2"> </text:span><text:span text:style-name="T8">https://github.com/KeckObservatory/ptolemy.git</text:span><text:span text:style-name="T2"> </text:span></text:p>
      <text:p text:style-name="P1"><text:span text:style-name="T9">cd</text:span><text:span text:style-name="T2"> </text:span><text:span text:style-name="T8">./ptolemy</text:span></text:p>
      <text:p text:style-name="P1"><text:span text:style-name="T2">npm </text:span><text:span text:style-name="T8">install</text:span></text:p>
      <text:p text:style-name="P1"><text:span text:style-name="T2">npm </text:span><text:span text:style-name="T8">run</text:span><text:span text:style-name="T2"> </text:span><text:span text:style-name="T8">build</text:span></text:p>
      <text:p text:style-name="P6"/>
      <text:p text:style-name="P1"><text:span text:style-name="T5">.. note::</text:span><text:span text:style-name="T6"> Note:</text:span></text:p>
      <text:p text:style-name="P1"><text:soft-page-break/><text:span text:style-name="T2">When changing the frontend interface, run </text:span><text:span text:style-name="T1">`npm run build`</text:span><text:span text:style-name="T2"> again to rebuild the GUI. </text:span></text:p>
      <text:p text:style-name="P1"><text:span text:style-name="T2">If a library has changed you must run </text:span><text:span text:style-name="T1">`npm install &amp;&amp; npm run build`</text:span><text:span text:style-name="T2"> instead.</text:span></text:p>
      <text:p text:style-name="P6"/>
      <text:p text:style-name="P3">In a browser go to vm-ddoiserverbuild/observers/ptolemy/build/index.html. After logging in using your Windows account username and password, you should be greeted</text:p>
      <text:p text:style-name="P3">by the Ptolemy GUI. </text:p>
      <text:p text:style-name="P6"/>
      <text:p text:style-name="P3">Backend</text:p>
      <text:p text:style-name="P3">^^^^^^^</text:p>
      <text:p text:style-name="P3">In a separate terminal as webdev@vm-ddoiserverbuild, execute the following lines of code. </text:p>
      <text:p text:style-name="P6"/>
      <text:p text:style-name="P1"><text:span text:style-name="T5">.. code-block::</text:span><text:span text:style-name="T2"> </text:span><text:span text:style-name="T6">bash</text:span><text:span text:style-name="T2"> </text:span></text:p>
      <text:p text:style-name="P6"/>
      <text:p text:style-name="P1"><text:span text:style-name="T9">cd</text:span><text:span text:style-name="T2"> </text:span><text:span text:style-name="T8">/ddoi/observers/ptolemy/backend</text:span></text:p>
      <text:p text:style-name="P1"><text:span text:style-name="T2">kpython3 </text:span><text:span text:style-name="T8">app.py</text:span></text:p>
      <text:p text:style-name="P6"/>
      <text:p text:style-name="P3">The frontend automatically connects to the backend. If the connection was successful you should see something similar to what is shown in the terminal below. </text:p>
      <text:p text:style-name="P6"/>
      <text:p text:style-name="P1"><text:span text:style-name="T5">.. figure::</text:span><text:span text:style-name="T6"> _static/connection-accepted.png</text:span></text:p>
      <text:p text:style-name="P1"><text:span text:style-name="T5">:width:</text:span><text:span text:style-name="T2"> </text:span><text:span text:style-name="T7">800</text:span></text:p>
      <text:p text:style-name="P6"/>
      <text:p text:style-name="P1"><text:span text:style-name="T5">.. note::</text:span><text:span text:style-name="T6"> Note:</text:span></text:p>
      <text:p text:style-name="P1"><text:span text:style-name="T2">Changes to the backend, require you to restart the server with run </text:span><text:span text:style-name="T1">`kpython3 app.py`</text:span><text:span text:style-name="T2">. Changes to the ExecutionEngine and TranslatorModule packages also</text:span></text:p>
      <text:p text:style-name="P3">require a restart in this way. Keep in mind that Ptolemy's state will be lost when restarting the backend. The Queues will need to be remade. </text:p>
      <text:p text:style-name="P2"/>
      <text:p text:style-name="P2"/>
      <text:p text:style-name="P2">TROUBLESHOOTING.RST</text:p>
      <text:p text:style-name="P2"/>
      <text:p text:style-name="P4">Troubleshooting &amp; FAQ</text:p>
      <text:p text:style-name="P3">=====================</text:p>
      <text:p text:style-name="P6"/>
      <text:p text:style-name="P1"><text:span text:style-name="T5">A. </text:span><text:span text:style-name="T10">**Login thru API is not routing correctly**</text:span></text:p>
      <text:p text:style-name="P6"/>
      <text:p text:style-name="P1"><text:span text:style-name="T2">A bug with the authentication server jumbles up some of the text. just alter the </text:span><text:span text:style-name="T4">URL</text:span><text:span text:style-name="T2"> from </text:span><text:span text:style-name="T1">`https://http//vm-ddoiserver...`</text:span><text:span text:style-name="T2"> to </text:span><text:span text:style-name="T1">`http://vm-ddoiserver...`</text:span><text:span text:style-name="T2"> after logging in.</text:span></text:p>
      <text:p text:style-name="P6"/>
      <text:p text:style-name="P1"><text:span text:style-name="T5">B. </text:span><text:span text:style-name="T10">**I cannot see available OBs.**</text:span></text:p>
      <text:p text:style-name="P6"/>
      <text:p text:style-name="P3">Select "Observer" in the upper right drop down menu. See figure below.</text:p>
      <text:p text:style-name="P6"/>
      <text:p text:style-name="P1"><text:span text:style-name="T5">.. figure::</text:span><text:span text:style-name="T6"> _static/role-change.png</text:span></text:p>
      <text:p text:style-name="P1"><text:span text:style-name="T5">:width:</text:span><text:span text:style-name="T2"> </text:span><text:span text:style-name="T7">800</text:span></text:p>
      <text:p text:style-name="P6"/>
      <text:p text:style-name="P1"><text:span text:style-name="T5">C. </text:span><text:span text:style-name="T10">**My queues are gone after I updated the server.**</text:span></text:p>
      <text:p text:style-name="P6"><text:soft-page-break/></text:p>
      <text:p text:style-name="P3">The queues are stored in memory by the process running the main Flask Server. Once its killed the memory is lost.</text:p>
      <text:p text:style-name="P6"/>
      <text:p text:style-name="P1"><text:span text:style-name="T5">D. </text:span><text:span text:style-name="T10">**Upon entering Ptolemy, my screen is blank and the console logs are reporting a "Cross-Origin Request Blocked" error.**</text:span><text:span text:style-name="T2"> </text:span></text:p>
      <text:p text:style-name="P6"/>
      <text:p text:style-name="P1"><text:span text:style-name="T5">.. figure::</text:span><text:span text:style-name="T6"> _static/cors.png</text:span></text:p>
      <text:p text:style-name="P1"><text:span text:style-name="T5">:width:</text:span><text:span text:style-name="T2"> </text:span><text:span text:style-name="T7">800</text:span></text:p>
      <text:p text:style-name="P6"/>
      <text:p text:style-name="P3">Another bug. The ODT API expects that the JavaScript app URL calling it matches its own server (www3build.keck.hawaii.edu).</text:p>
      <text:p text:style-name="P3">Ptolemy originates in vm-ddoiserverbuild.keck.hawaii.edu, so it raises an error once it finds out the response origin header doesn't match. </text:p>
      <text:p text:style-name="P3">This is to prevents other apps from accessing the ODT API. </text:p>
      <text:p text:style-name="P6"/>
      <text:p text:style-name="P3">A workaround is to install a "CORS Everywhere" browser extension. </text:p>
      <text:p text:style-name="P7"/>
      <text:p text:style-name="P1"><text:span text:style-name="T5">.. figure::</text:span><text:span text:style-name="T6"> _static/cors-everywhere.png</text:span></text:p>
      <text:p text:style-name="P1"><text:span text:style-name="T5">:width:</text:span><text:span text:style-name="T2"> </text:span><text:span text:style-name="T7">500</text:span></text:p>
      <text:p text:style-name="P6"/>
      <text:p text:style-name="P3">Training</text:p>
      <text:p text:style-name="P3">========</text:p>
      <text:p text:style-name="P6"/>
      <text:p text:style-name="P3">A video to how to use the tool will be provided at a later date </text:p>
      <text:p text:style-name="P2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8:18:33.143600182</meta:creation-date>
    <dc:date>2023-04-04T11:17:29.816156695</dc:date>
    <meta:editing-duration>PT2H48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009" meta:character-count="6829" meta:non-whitespace-character-count="5905"/>
  </office:meta>
</office:document-meta>
</file>